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7.125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5625in"/>
    </style:style>
    <style:style style:name="Table1.B" style:family="table-column">
      <style:table-column-properties style:column-width="4.562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row">
      <style:table-row-properties style:min-row-height="0.1125in"/>
    </style:style>
    <style:style style:name="P1" style:family="paragraph" style:parent-style-name="Standard">
      <style:text-properties officeooo:rsid="000a3070" officeooo:paragraph-rsid="000a3070"/>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3070" officeooo:paragraph-rsid="000a307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3070" officeooo:paragraph-rsid="002c71e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d994" officeooo:paragraph-rsid="002ffc0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d994" officeooo:paragraph-rsid="0044f0a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ef3" officeooo:paragraph-rsid="00146ef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ef3" officeooo:paragraph-rsid="003d2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fcb" officeooo:paragraph-rsid="0014dfc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fcb" officeooo:paragraph-rsid="003eeea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4932" officeooo:paragraph-rsid="001d493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825" officeooo:paragraph-rsid="0022f82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825" officeooo:paragraph-rsid="003d2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825" officeooo:paragraph-rsid="002ffc0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192f" officeooo:paragraph-rsid="002801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192f" officeooo:paragraph-rsid="002d192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f66b" officeooo:paragraph-rsid="0037f66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287e" officeooo:paragraph-rsid="003801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913" officeooo:paragraph-rsid="003801c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71e6" officeooo:paragraph-rsid="002c71e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66b6" officeooo:paragraph-rsid="003966b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66b6" officeooo:paragraph-rsid="004520e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f894" officeooo:paragraph-rsid="002b0c6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f894" officeooo:paragraph-rsid="003966b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39d9" officeooo:paragraph-rsid="003966b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39d9" officeooo:paragraph-rsid="001139d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2614" officeooo:paragraph-rsid="002b0c6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fc04" officeooo:paragraph-rsid="002ffc0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fc04" officeooo:paragraph-rsid="003d242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fc04" officeooo:paragraph-rsid="004b266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2427" officeooo:paragraph-rsid="003d242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01ae" officeooo:paragraph-rsid="0029f99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9d1f" officeooo:paragraph-rsid="0029f9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eea8" officeooo:paragraph-rsid="003eeea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0c69" officeooo:paragraph-rsid="0040c8b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469f" officeooo:paragraph-rsid="0031469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8052" officeooo:paragraph-rsid="0043805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997" officeooo:paragraph-rsid="0029f99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176d" officeooo:paragraph-rsid="0046176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176d" officeooo:paragraph-rsid="00146ef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ec6d" officeooo:paragraph-rsid="0047ec6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8d12" officeooo:paragraph-rsid="00498d1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2665" officeooo:paragraph-rsid="004b266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886b" officeooo:paragraph-rsid="004b886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825" officeooo:paragraph-rsid="004e00f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text-properties officeooo:paragraph-rsid="000a3070"/>
    </style:style>
    <style:style style:name="P46" style:family="paragraph" style:parent-style-name="Standard">
      <style:text-properties officeooo:rsid="000a3070" officeooo:paragraph-rsid="000a3070"/>
    </style:style>
    <style:style style:name="P47" style:family="paragraph" style:parent-style-name="Standard">
      <style:paragraph-properties fo:text-align="center" style:justify-single-word="false"/>
      <style:text-properties fo:font-size="14pt" fo:font-weight="bold" officeooo:rsid="000a3070" officeooo:paragraph-rsid="000a3070" style:font-size-asian="14pt" style:font-weight-asian="bold" style:font-size-complex="14pt" style:font-weight-complex="bold"/>
    </style:style>
    <style:style style:name="T1" style:family="text">
      <style:text-properties officeooo:rsid="000cd061"/>
    </style:style>
    <style:style style:name="T2" style:family="text">
      <style:text-properties officeooo:rsid="001fe913"/>
    </style:style>
    <style:style style:name="T3" style:family="text">
      <style:text-properties officeooo:rsid="00260764"/>
    </style:style>
    <style:style style:name="T4" style:family="text">
      <style:text-properties officeooo:rsid="002801ae"/>
    </style:style>
    <style:style style:name="T5" style:family="text">
      <style:text-properties officeooo:rsid="0028425d"/>
    </style:style>
    <style:style style:name="T6" style:family="text">
      <style:text-properties officeooo:rsid="002cb49b"/>
    </style:style>
    <style:style style:name="T7" style:family="text">
      <style:text-properties officeooo:rsid="002d192f"/>
    </style:style>
    <style:style style:name="T8" style:family="text">
      <style:text-properties officeooo:rsid="002ffc04"/>
    </style:style>
    <style:style style:name="T9" style:family="text">
      <style:text-properties officeooo:rsid="00377c40"/>
    </style:style>
    <style:style style:name="T10" style:family="text">
      <style:text-properties officeooo:rsid="003801cd"/>
    </style:style>
    <style:style style:name="T11" style:family="text">
      <style:text-properties officeooo:rsid="003966b6"/>
    </style:style>
    <style:style style:name="T12" style:family="text">
      <style:text-properties officeooo:rsid="003aeea8"/>
    </style:style>
    <style:style style:name="T13" style:family="text">
      <style:text-properties style:text-underline-style="solid" style:text-underline-width="auto" style:text-underline-color="font-color" officeooo:rsid="003966b6"/>
    </style:style>
    <style:style style:name="T14" style:family="text">
      <style:text-properties style:text-underline-style="solid" style:text-underline-width="auto" style:text-underline-color="font-color" officeooo:rsid="002801ae"/>
    </style:style>
    <style:style style:name="T15" style:family="text">
      <style:text-properties style:text-underline-style="solid" style:text-underline-width="auto" style:text-underline-color="font-color" officeooo:rsid="004e00fb"/>
    </style:style>
    <style:style style:name="T16" style:family="text">
      <style:text-properties officeooo:rsid="003b48a9"/>
    </style:style>
    <style:style style:name="T17" style:family="text">
      <style:text-properties officeooo:rsid="003cd93c"/>
    </style:style>
    <style:style style:name="T18" style:family="text">
      <style:text-properties officeooo:rsid="003d2427"/>
    </style:style>
    <style:style style:name="T19" style:family="text">
      <style:text-properties officeooo:rsid="003eeea8"/>
    </style:style>
    <style:style style:name="T20" style:family="text">
      <style:text-properties officeooo:rsid="0040c8b9"/>
    </style:style>
    <style:style style:name="T21" style:family="text">
      <style:text-properties officeooo:rsid="004b886b"/>
    </style:style>
    <style:style style:name="T22" style:family="text">
      <style:text-properties officeooo:rsid="004ce501"/>
    </style:style>
    <style:style style:name="T23" style:family="text">
      <style:text-properties officeooo:rsid="004e00fb"/>
    </style:style>
    <style:style style:name="T24" style:family="text">
      <style:text-properties officeooo:rsid="004fa407"/>
    </style:style>
    <style:style style:name="T25" style:family="text">
      <style:text-properties officeooo:rsid="0050e3b4"/>
    </style:style>
    <style:style style:name="T26" style:family="text">
      <style:text-properties officeooo:rsid="0052a9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UI <text:s/>For SRF’s Crescendo Robot, <text:span text:style-name="T26">Glacier Peak District Event, March 2-3, 2024</text:span></text:p>
      <text:p text:style-name="P1"/>
      <text:p text:style-name="P1">Button or Trigger<text:tab/><text:tab/><text:tab/>Function</text:p>
      <table:table table:name="Table1" table:style-name="Table1" table:template-name="Default Style">
        <table:table-column table:style-name="Table1.A"/>
        <table:table-column table:style-name="Table1.B"/>
        <table:table-row table:style-name="Table1.1">
          <table:table-cell table:style-name="Table1.A1" office:value-type="string">
            <text:p text:style-name="P2"><text:span text:style-name="T20">Joysticks: </text:span>Left-Y, Left-X, Right-X </text:p>
          </table:table-cell>
          <table:table-cell table:style-name="Table1.B1" office:value-type="string">
            <text:p text:style-name="P2">Normal <text:span text:style-name="T20">swerve</text:span> Translate, strafe and rotation movement</text:p>
          </table:table-cell>
        </table:table-row>
        <table:table-row>
          <table:table-cell table:style-name="Table1.A2" office:value-type="string">
            <text:p text:style-name="P10">B</text:p>
          </table:table-cell>
          <table:table-cell table:style-name="Table1.B2" office:value-type="string">
            <text:p text:style-name="P19"><text:span text:style-name="T9">Perform</text:span> Note acquisition</text:p>
            <text:p text:style-name="P3">Position arms for floor picku<text:span text:style-name="T1">p. When sensor detects note is acquired, automatically retract arms holding the note. Simulate the sensor by pressing LeftTrigger</text:span></text:p>
          </table:table-cell>
        </table:table-row>
        <table:table-row table:style-name="Table1.1">
          <table:table-cell table:style-name="Table1.A2" office:value-type="string">
            <text:p text:style-name="P10">A</text:p>
          </table:table-cell>
          <table:table-cell table:style-name="Table1.B2" office:value-type="string">
            <text:p text:style-name="P34"><text:span text:style-name="T10">Prepare to </text:span>scor<text:span text:style-name="T10">e Note</text:span> into Amplifier<text:span text:style-name="T10">.</text:span> <text:span text:style-name="T10">Operator must push button before reaching wall, or Arm(s) will contact wall</text:span>. <text:span text:style-name="T22">After scoring with RightTrigger, back away from wall and press RightTrigger again to retract arms.</text:span></text:p>
          </table:table-cell>
        </table:table-row>
        <table:table-row table:style-name="Table1.1">
          <table:table-cell table:style-name="Table1.A2" office:value-type="string">
            <text:p text:style-name="P10">Y</text:p>
          </table:table-cell>
          <table:table-cell table:style-name="Table1.B2" office:value-type="string">
            <text:p text:style-name="P22"><text:span text:style-name="T11">Prepare for Indexed Speaker scoring. Aim</text:span> <text:span text:style-name="T5">N</text:span>ote launcher for “<text:span text:style-name="T5">I</text:span>ndexed” range <text:span text:style-name="T22">(default for GlacierPeak – it will not need to move)</text:span>, <text:span text:style-name="T11">and </text:span>start launcher motor at <text:span text:style-name="T5">I</text:span>ndexed RPM.</text:p>
          </table:table-cell>
        </table:table-row>
        <table:table-row>
          <table:table-cell table:style-name="Table1.A2" office:value-type="string">
            <text:p text:style-name="P20">ALT+ Y</text:p>
          </table:table-cell>
          <table:table-cell table:style-name="Table1.B2" office:value-type="string">
            <text:p text:style-name="P23"><text:span text:style-name="T11">Prepare for longer range Speaker scoring. NOT ACTIVE – will be ignored for GlacierPeak. Aim</text:span> <text:span text:style-name="T5">N</text:span>ote launcher for “<text:span text:style-name="T11">Distance</text:span>” range, <text:span text:style-name="T11">and </text:span>start launcher motor at “<text:span text:style-name="T11">Distance”</text:span> RPM.</text:p>
          </table:table-cell>
        </table:table-row>
        <table:table-row table:style-name="Table1.1">
          <table:table-cell table:style-name="Table1.A2" office:value-type="string">
            <text:p text:style-name="P28"><text:span text:style-name="T22">ALT-</text:span>X</text:p>
          </table:table-cell>
          <table:table-cell table:style-name="Table1.B2" office:value-type="string">
            <text:p text:style-name="P30">Swerve “Park” (all wheels pointed inwards). Return to normal driving upon any subsequent drive Joystick action.</text:p>
          </table:table-cell>
        </table:table-row>
        <table:table-row table:style-name="Table1.7">
          <table:table-cell table:style-name="Table1.A2" office:value-type="string">
            <text:p text:style-name="P37">X</text:p>
          </table:table-cell>
          <table:table-cell table:style-name="Table1.B2" office:value-type="string">
            <text:p text:style-name="P4"><text:span text:style-name="T12">Cancel any actions caused by buttons A, B, Y, or Right Trigger (or ALT variations of those buttons). </text:span>Retract arm<text:span text:style-name="T8">s if they are extended (with or without Note). BEWARE – not fully debugged – avoid if possible. Some states may “stall” while canceling. If so, try normal operation buttons... </text:span></text:p>
          </table:table-cell>
        </table:table-row>
        <table:table-row table:style-name="Table1.1">
          <table:table-cell table:style-name="Table1.A2" office:value-type="string">
            <text:p text:style-name="P10">Right Trigger <text:span text:style-name="T20">(&gt; 50%)</text:span></text:p>
          </table:table-cell>
          <table:table-cell table:style-name="Table1.B2" office:value-type="string">
            <text:p text:style-name="P5"><text:span text:style-name="T6">“S</text:span>hoot <text:span text:style-name="T16">N</text:span>ote”<text:span text:style-name="T3"> (whether for Amp or Speaker shot). Ignore if no shot preparation is initiated, or if Amp shot preparation is incomplete. Otherwise shoot (eject Note).</text:span></text:p>
          </table:table-cell>
        </table:table-row>
        <table:table-row table:style-name="Table1.1">
          <table:table-cell table:style-name="Table1.A2" office:value-type="string">
            <text:p text:style-name="P14"><text:span text:style-name="T22">A</text:span>LT + Right <text:span text:style-name="T21">T</text:span>rigger</text:p>
          </table:table-cell>
          <table:table-cell table:style-name="Table1.B2" office:value-type="string">
            <text:p text:style-name="P44"><text:span text:style-name="T23">This will eject a note, but leave the inner Arm extended and reactivate the intake, so you can quickly try again.</text:span></text:p>
            <text:p text:style-name="P44"><text:span text:style-name="T23">Only effective if in “Acquiring a Note” state – ignored in all other states. </text:span></text:p>
            <text:p text:style-name="P44"><text:span text:style-name="T23">If LeftTrigger is inadvertently pressed </text:span><text:span text:style-name="T15">before</text:span><text:span text:style-name="T23"> this button, then the arms will try to retract, and the poorly acquired note may jam on the robot frame or masterArms. Therefore if possible always try ALT+RightTrigger first when a note wrinkles in the fingers, or is <text:s/>grabbed by just one finger, or otherwise does not center.</text:span></text:p>
          </table:table-cell>
        </table:table-row>
        <table:table-row table:style-name="Table1.1">
          <table:table-cell table:style-name="Table1.A2" office:value-type="string">
            <text:p text:style-name="P31">ALT + POVUp</text:p>
          </table:table-cell>
          <table:table-cell table:style-name="Table1.B2" office:value-type="string">
            <text:p text:style-name="P24"><text:span text:style-name="T11">Raise </text:span>climb hook elevator <text:span text:style-name="T11">at fixed speed while held. Speed can be slowed by pressing Right Bumper (3 keys pressed altogether). (A current spike may stop the elevator – it can be restarted with another button press, but beware of breaking the Kevlar line).</text:span></text:p>
            <text:p text:style-name="P21">The elevator raise function is normally ignored until the final 25 seconds of a match. But, <text:span text:style-name="T23">ALT + back can be pressed to override this and raise the elevator early.</text:span></text:p>
          </table:table-cell>
        </table:table-row>
        <table:table-row table:style-name="Table1.1">
          <table:table-cell table:style-name="Table1.A2" office:value-type="string">
            <text:p text:style-name="P32">ALT + POVDown</text:p>
          </table:table-cell>
          <table:table-cell table:style-name="Table1.B2" office:value-type="string">
            <text:p text:style-name="P24"><text:span text:style-name="T11">Lower </text:span>climb hook elevator <text:span text:style-name="T11">at fixed speed while held. Available </text:span><text:soft-page-break/><text:span text:style-name="T13">anytime</text:span><text:span text:style-name="T11"> during a match, but if the elevator is already retracted, you will probably break the Kevlar line. Elevator speed can be slowed by pressing RightBumper at same time (3 keys pressed altogether). Good advice for normal operation is to stop retracting as soon as the hook is successfully disengaged from the elevator – i.e. do NOT fully retract until after the match ends.</text:span></text:p>
          </table:table-cell>
        </table:table-row>
        <table:table-row table:style-name="Table1.1">
          <table:table-cell table:style-name="Table1.A2" office:value-type="string">
            <text:p text:style-name="P26">ALT + Left Trigger <text:span text:style-name="T12">(&gt; 50%)</text:span></text:p>
          </table:table-cell>
          <table:table-cell table:style-name="Table1.B2" office:value-type="string">
            <text:p text:style-name="P25"><text:span text:style-name="T12">Run climbing WINCH</text:span> <text:span text:style-name="T12">at fixed speed while held. Ignore if pressed before elevator has been deployed, or anytime before the final 25 seconds of the match. The latter restriction can be overridden by pressing ALT+Back</text:span></text:p>
          </table:table-cell>
        </table:table-row>
        <table:table-row table:style-name="Table1.1">
          <table:table-cell table:style-name="Table1.A2" office:value-type="string">
            <text:p text:style-name="P38">Back</text:p>
          </table:table-cell>
          <table:table-cell table:style-name="Table1.B2" office:value-type="string">
            <text:p text:style-name="P6">Reset gyro <text:span text:style-name="T4">(be sure to align Robot with side wall before pressing)</text:span></text:p>
          </table:table-cell>
        </table:table-row>
        <table:table-row table:style-name="Table1.1">
          <table:table-cell table:style-name="Table1.A2" office:value-type="string">
            <text:p text:style-name="P40">ALT + Back</text:p>
          </table:table-cell>
          <table:table-cell table:style-name="Table1.B2" office:value-type="string">
            <text:p text:style-name="P40">Override winch <text:span text:style-name="T24">and elevator </text:span>lockout before <text:span text:style-name="T24">final 25 seconds of </text:span>match</text:p>
          </table:table-cell>
        </table:table-row>
        <table:table-row table:style-name="Table1.1">
          <table:table-cell table:style-name="Table1.A2" office:value-type="string">
            <text:p text:style-name="P38">Start</text:p>
          </table:table-cell>
          <table:table-cell table:style-name="Table1.B2" office:value-type="string">
            <text:p text:style-name="P39">If DEBUG_ON <text:span text:style-name="T24">is set to true </text:span>(<text:span text:style-name="T24">which can only be set via an Edit, Compile and Deploy sequence</text:span>) <text:span text:style-name="T24">then</text:span> <text:span text:style-name="T24">this button MUST be </text:span>press<text:span text:style-name="T24">ed repeatedly to step through the various states of each operation. Otherwise Ignored.</text:span></text:p>
          </table:table-cell>
        </table:table-row>
        <table:table-row table:style-name="Table1.1">
          <table:table-cell table:style-name="Table1.A2" office:value-type="string">
            <text:p text:style-name="P43">Left Trigger</text:p>
          </table:table-cell>
          <table:table-cell table:style-name="Table1.B2" office:value-type="string">
            <text:p text:style-name="P40">Simulate <text:span text:style-name="T25">a “</text:span>Note Acquired” <text:span text:style-name="T25">sensor</text:span></text:p>
          </table:table-cell>
        </table:table-row>
        <table:table-row table:style-name="Table1.1">
          <table:table-cell table:style-name="Table1.A2" office:value-type="string">
            <text:p text:style-name="P8">Left <text:span text:style-name="T7">B</text:span>umper</text:p>
          </table:table-cell>
          <table:table-cell table:style-name="Table1.B2" office:value-type="string">
            <text:p text:style-name="P8">ALT <text:span text:style-name="T4">button – this ONLY modifies action of other buttons. Must be pressed PRIOR to other button(s) or </text:span><text:span text:style-name="T14">regular</text:span><text:span text:style-name="T4"> actions of the respective button(s) will occur!</text:span></text:p>
          </table:table-cell>
        </table:table-row>
        <table:table-row table:style-name="Table1.1">
          <table:table-cell table:style-name="Table1.A2" office:value-type="string">
            <text:p text:style-name="P8">Right <text:span text:style-name="T7">B</text:span>umper</text:p>
          </table:table-cell>
          <table:table-cell table:style-name="Table1.B2" office:value-type="string">
            <text:p text:style-name="P8">Slow mode <text:span text:style-name="T25">(~half speed)</text:span>: <text:span text:style-name="T25">affects driving, and elevator. Does not affect any other operations.</text:span></text:p>
          </table:table-cell>
        </table:table-row>
        <table:table-row table:style-name="Table1.1">
          <table:table-cell table:style-name="Table1.A2" office:value-type="string">
            <text:p text:style-name="P27">ALT+Right Bumper</text:p>
          </table:table-cell>
          <table:table-cell table:style-name="Table1.B2" office:value-type="string">
            <text:p text:style-name="P16">While held: super slow mode <text:span text:style-name="T25">for driving, regular </text:span>slow mode for elevator (<text:span text:style-name="T25">e</text:span>levator <text:span text:style-name="T25">use already requires ALT button combination, so </text:span>3 keys <text:span text:style-name="T25">need to be pressed for Elevator slow mode)</text:span>.</text:p>
          </table:table-cell>
        </table:table-row>
        <table:table-row table:style-name="Table1.1">
          <table:table-cell table:style-name="Table1.A2" office:value-type="string">
            <text:p text:style-name="P8">Left joystick button </text:p>
          </table:table-cell>
          <table:table-cell table:style-name="Table1.B2" office:value-type="string">
            <text:p text:style-name="P7"><text:span text:style-name="T4">Set drive mode to </text:span>Field oriented <text:span text:style-name="T17">(press down on left joystick)</text:span></text:p>
          </table:table-cell>
        </table:table-row>
        <table:table-row table:style-name="Table1.1">
          <table:table-cell table:style-name="Table1.A2" office:value-type="string">
            <text:p text:style-name="P8">Right joystick button </text:p>
          </table:table-cell>
          <table:table-cell table:style-name="Table1.B2" office:value-type="string">
            <text:p text:style-name="P7"><text:span text:style-name="T4">Set drive mode to </text:span>Robot oriented <text:span text:style-name="T17">(press down on right joystick)</text:span></text:p>
          </table:table-cell>
        </table:table-row>
        <table:table-row table:style-name="Table1.1">
          <table:table-cell table:style-name="Table1.A2" office:value-type="string">
            <text:p text:style-name="P13">POVUp</text:p>
          </table:table-cell>
          <table:table-cell table:style-name="Table1.B2" office:value-type="string">
            <text:p text:style-name="P33">If deployed, increase position of Major Arm by 1 deg per press <text:span text:style-name="T25">(needs fix)</text:span></text:p>
          </table:table-cell>
        </table:table-row>
        <table:table-row table:style-name="Table1.1">
          <table:table-cell table:style-name="Table1.A2" office:value-type="string">
            <text:p text:style-name="P12">POVDown</text:p>
          </table:table-cell>
          <table:table-cell table:style-name="Table1.B2" office:value-type="string">
            <text:p text:style-name="P33">If deployed, decrease position of Major Arm by 1 deg per press <text:span text:style-name="T25">(needs fix)</text:span></text:p>
          </table:table-cell>
        </table:table-row>
        <table:table-row table:style-name="Table1.1">
          <table:table-cell table:style-name="Table1.A2" office:value-type="string">
            <text:p text:style-name="P11">POVLeft</text:p>
          </table:table-cell>
          <table:table-cell table:style-name="Table1.B2" office:value-type="string">
            <text:p text:style-name="P33">If deployed, increase position of inner arm <text:span text:style-name="T25">(steeper angle) </text:span>by 1 deg per press.</text:p>
          </table:table-cell>
        </table:table-row>
        <table:table-row table:style-name="Table1.1">
          <table:table-cell table:style-name="Table1.A2" office:value-type="string">
            <text:p text:style-name="P11">POVRight</text:p>
          </table:table-cell>
          <table:table-cell table:style-name="Table1.B2" office:value-type="string">
            <text:p text:style-name="P9">If deployed, decrease position of inner arm <text:span text:style-name="T25">(shallower angle) </text:span>by 1 deg per press.</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02T10:51:00.061000000</meta:creation-date>
    <dc:date>2024-03-01T10:25:24.284000000</dc:date>
    <meta:editing-duration>P1DT3H30M5S</meta:editing-duration>
    <meta:editing-cycles>13</meta:editing-cycles>
    <meta:generator>LibreOffice/6.0.2.1$Windows_X86_64 LibreOffice_project/f7f06a8f319e4b62f9bc5095aa112a65d2f3ac89</meta:generator>
    <meta:document-statistic meta:table-count="1" meta:image-count="0" meta:object-count="0" meta:page-count="2" meta:paragraph-count="56" meta:word-count="758" meta:character-count="4555" meta:non-whitespace-character-count="3836"/>
  </office:meta>
</office:document-meta>
</file>